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Introduction to HTML<text:line-break/>(part 2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1">Tabl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&lt;table&gt;<text:line-break/> <text:s/>&lt;tr&gt;<text:line-break/> <text:s text:c="3"/>&lt;th&gt;heading 1&lt;/th&gt;<text:line-break/> <text:s text:c="3"/>&lt;th&gt;heading 2&lt;/th&gt;<text:line-break/> <text:s/>&lt;/tr&gt;<text:line-break/> <text:s/>&lt;tr&gt;<text:line-break/> <text:s text:c="3"/>&lt;td&gt;cell 1&lt;/td&gt;<text:line-break/>...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ab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Cell filling with colspan and rowspan</text:p>
                <text:p>Default span is 1</text:p>
                <text:p/>
                <text:p>Caption with &lt;caption&gt; ta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is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Unordered</text:p>
              </text:list-header>
              <text:list-item>
                <text:p>&lt;ul&gt; &lt;li&gt;</text:p>
                <text:p>Ordered</text:p>
              </text:list-item>
              <text:list-item>
                <text:p>&lt;ol&gt; &lt;li&gt;</text:p>
                <text:p>Description lists</text:p>
              </text:list-item>
              <text:list-item>
                <text:p>&lt;dl&gt; &lt;dt&gt; &lt;d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lock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&lt;div&gt; - always starts with a new line</text:p>
              </text:list-item>
              <text:list-item>
                <text:p>&lt;span&gt; - inlined block, no new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HTML class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Any element can have a class</text:p>
                <text:p>Classes can be used in CSS to apply the rules to the whole class of elements</text:p>
                <text:p>&lt;tag class=”name”&gt;…</text:p>
                <text:p>&lt;style&gt;</text:p>
                <text:p>.name { … }<text:line-break/>&lt;/style&gt;</text:p>
                <text:p>Will be covered in detail later (CSS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D attribut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Every HTML element can have id attribute</text:p>
                <text:p>&lt;tag id=”something” ...&gt;</text:p>
                <text:p>Can use id in CSS or JavaScript to access specific element</text:p>
                <text:p>Will be covered la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ternal Fram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Used to display one page inside another</text:p>
                <text:p>&lt;iframe src=”…” title=”…”&gt;</text:p>
                <text:p>Setting width and height attributes is a good idea for iframe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JavaScrip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JavaScript – programming language, program runs in web-browser</text:p>
                <text:p>&lt;script language=”javascript”&gt;</text:p>
                <text:p>….</text:p>
                <text:p>&lt;/script&gt;</text:p>
                <text:p/>
                <text:p>Will cover it later in separate topic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 Head eleme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&lt;head&gt; - head element itself</text:p>
              </text:list-item>
              <text:list-item>
                <text:p>&lt;title&gt; - page title</text:p>
              </text:list-item>
              <text:list-item>
                <text:p>&lt;style&gt; - CSS definition</text:p>
              </text:list-item>
              <text:list-item>
                <text:p>&lt;meta&gt; - Meta information, charset as an example</text:p>
              </text:list-item>
              <text:list-item>
                <text:p>&lt;link&gt; - external linked resource</text:p>
              </text:list-item>
              <text:list-item>
                <text:p>&lt;script&gt; - script (javascript)</text:p>
              </text:list-item>
              <text:list-item>
                <text:p>&lt;base&gt; - base for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TML entiti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To display special chars – use entities syntax</text:p>
              </text:list-header>
              <text:list-item>
                <text:p>&amp;entity_name;</text:p>
              </text:list-item>
              <text:list-item>
                <text:p>&amp;#entity_number;</text:p>
                <text:p/>
                <text:p>Example: to display ‘&lt;’ char use &amp;lt; entity</text:p>
                <text:p/>
              </text:list-item>
              <text:list-item>
                <text:p>Non breakable space - &amp;nbsp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orm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Forms are for user input</text:p>
              </text:list-header>
              <text:list-item>
                <text:p>&lt;form action=”url” method=”...”&gt;</text:p>
              </text:list-item>
              <text:list-item>
                <text:p>&lt;input&gt;</text:p>
                <text:list>
                  <text:list-item>
                    <text:p>type=”text”, “radio”, “checkbox”, “submit”, “button”, ...</text:p>
                  </text:list-item>
                </text:list>
              </text:list-item>
              <text:list-item>
                <text:p>&lt;label&gt;</text:p>
              </text:list-item>
              <text:list-item>
                <text:p>Name=”…” to make attribute sendable to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orm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Other form elements</text:p>
              </text:list-header>
              <text:list-item>
                <text:p><text:s text:c="4"/>&lt;select&gt;</text:p>
              </text:list-item>
              <text:list-item>
                <text:p><text:s text:c="4"/>&lt;textarea&gt;</text:p>
              </text:list-item>
              <text:list-item>
                <text:p><text:s text:c="4"/>&lt;fieldset&gt;</text:p>
              </text:list-item>
              <text:list-item>
                <text:p><text:s text:c="4"/>&lt;legend&gt;</text:p>
              </text:list-item>
              <text:list-item>
                <text:p><text:s text:c="4"/>&lt;datalist&gt;</text:p>
              </text:list-item>
              <text:list-item>
                <text:p><text:s text:c="4"/>&lt;output&gt;</text:p>
              </text:list-item>
              <text:list-item>
                <text:p><text:s text:c="4"/>&lt;option&gt;, &lt;optgroup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35:15.127374093</meta:creation-date>
    <meta:editing-duration>PT34M21S</meta:editing-duration>
    <meta:editing-cycles>14</meta:editing-cycles>
    <meta:generator>LibreOffice/6.4.6.2$Linux_X86_64 LibreOffice_project/40$Build-2</meta:generator>
    <dc:title>Blue Curve</dc:title>
    <dc:date>2020-10-29T08:53:22.354085916</dc:date>
    <meta:document-statistic meta:object-count="86"/>
  </office:meta>
</office:document-meta>
</file>